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MP0">
      <style:table-properties style:width="6.9688in" fo:margin-left="0in" style:page-number="auto" fo:break-before="page" table:align="left"/>
    </style:style>
    <style:style style:name="Table1.A" style:family="table-column">
      <style:table-column-properties style:column-width="1.6979in"/>
    </style:style>
    <style:style style:name="Table1.B" style:family="table-column">
      <style:table-column-properties style:column-width="5.2708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688in" fo:margin-left="0in" table:align="left"/>
    </style:style>
    <style:style style:name="Table2.A" style:family="table-column">
      <style:table-column-properties style:column-width="1.6979in"/>
    </style:style>
    <style:style style:name="Table2.B" style:family="table-column">
      <style:table-column-properties style:column-width="5.2708in"/>
    </style:style>
    <style:style style:name="Table2.A1" style:family="table-cell">
      <style:table-cell-properties fo:padding="0.0382in" fo:border-left="0.25pt solid #000000" fo:border-right="none" fo:border-top="0.25pt solid #000000" fo:border-bottom="0.25pt solid #000000" style:writing-mode="lr-tb"/>
    </style:style>
    <style:style style:name="Table2.B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9688in" fo:margin-left="0in" table:align="left"/>
    </style:style>
    <style:style style:name="Table3.A" style:family="table-column">
      <style:table-column-properties style:column-width="1.6979in"/>
    </style:style>
    <style:style style:name="Table3.B" style:family="table-column">
      <style:table-column-properties style:column-width="5.2708in"/>
    </style:style>
    <style:style style:name="Table3.A1" style:family="table-cell">
      <style:table-cell-properties fo:padding="0.0382in" fo:border-left="0.25pt solid #000000" fo:border-right="none" fo:border-top="0.25pt solid #000000" fo:border-bottom="0.25pt solid #000000" style:writing-mode="lr-tb"/>
    </style:style>
    <style:style style:name="Table3.B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B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9688in" fo:margin-left="0in" table:align="left"/>
    </style:style>
    <style:style style:name="Table4.A" style:family="table-column">
      <style:table-column-properties style:column-width="1.6979in"/>
    </style:style>
    <style:style style:name="Table4.B" style:family="table-column">
      <style:table-column-properties style:column-width="5.2708in"/>
    </style:style>
    <style:style style:name="Table4.A1" style:family="table-cell">
      <style:table-cell-properties fo:padding="0.0382in" fo:border-left="0.25pt solid #000000" fo:border-right="none" fo:border-top="0.25pt solid #000000" fo:border-bottom="0.25pt solid #000000" style:writing-mode="lr-tb"/>
    </style:style>
    <style:style style:name="Table4.B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B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9688in" fo:margin-left="0in" table:align="left"/>
    </style:style>
    <style:style style:name="Table5.A" style:family="table-column">
      <style:table-column-properties style:column-width="1.6979in"/>
    </style:style>
    <style:style style:name="Table5.B" style:family="table-column">
      <style:table-column-properties style:column-width="5.2708in"/>
    </style:style>
    <style:style style:name="Table5.A1" style:family="table-cell">
      <style:table-cell-properties fo:padding="0.0382in" fo:border-left="0.25pt solid #000000" fo:border-right="none" fo:border-top="0.25pt solid #000000" fo:border-bottom="0.25pt solid #000000" style:writing-mode="lr-tb"/>
    </style:style>
    <style:style style:name="Table5.B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B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9688in" fo:margin-left="0in" table:align="left"/>
    </style:style>
    <style:style style:name="Table6.A" style:family="table-column">
      <style:table-column-properties style:column-width="1.6979in"/>
    </style:style>
    <style:style style:name="Table6.B" style:family="table-column">
      <style:table-column-properties style:column-width="5.2708in"/>
    </style:style>
    <style:style style:name="Table6.A1" style:family="table-cell">
      <style:table-cell-properties fo:padding="0.0382in" fo:border-left="0.25pt solid #000000" fo:border-right="none" fo:border-top="0.25pt solid #000000" fo:border-bottom="0.25pt solid #000000" style:writing-mode="lr-tb"/>
    </style:style>
    <style:style style:name="Table6.B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B2"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9688in" fo:margin-left="0in" table:align="left"/>
    </style:style>
    <style:style style:name="Table7.A" style:family="table-column">
      <style:table-column-properties style:column-width="1.6979in"/>
    </style:style>
    <style:style style:name="Table7.B" style:family="table-column">
      <style:table-column-properties style:column-width="5.2708in"/>
    </style:style>
    <style:style style:name="Table7.A1" style:family="table-cell">
      <style:table-cell-properties fo:padding="0.0382in" fo:border-left="0.25pt solid #000000" fo:border-right="none" fo:border-top="0.25pt solid #000000" fo:border-bottom="0.25pt solid #000000" style:writing-mode="lr-tb"/>
    </style:style>
    <style:style style:name="Table7.B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B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9688in" fo:margin-left="0in" table:align="left"/>
    </style:style>
    <style:style style:name="Table9.A" style:family="table-column">
      <style:table-column-properties style:column-width="1.6979in"/>
    </style:style>
    <style:style style:name="Table9.B" style:family="table-column">
      <style:table-column-properties style:column-width="5.2708in"/>
    </style:style>
    <style:style style:name="Table9.A1" style:family="table-cell">
      <style:table-cell-properties fo:padding="0.0382in" fo:border-left="0.25pt solid #000000" fo:border-right="none" fo:border-top="0.25pt solid #000000" fo:border-bottom="0.25pt solid #000000" style:writing-mode="lr-tb"/>
    </style:style>
    <style:style style:name="Table9.B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B2" style:family="table-cell">
      <style:table-cell-properties fo:padding="0.0382in" fo:border-left="0.25pt solid #000000" fo:border-right="0.25pt solid #000000" fo:border-top="none" fo:border-bottom="0.25pt solid #000000" style:writing-mode="lr-tb"/>
    </style:style>
    <style:style style:name="P1" style:family="paragraph" style:parent-style-name="Table_20_Contents">
      <style:text-properties fo:font-size="14pt" fo:font-weight="bold" style:font-size-asian="14pt" style:font-weight-asian="bold" style:font-size-complex="14pt" style:font-weight-complex="bold"/>
    </style:style>
    <style:style style:name="P2" style:family="paragraph" style:parent-style-name="Normal">
      <style:paragraph-properties>
        <style:tab-stops>
          <style:tab-stop style:position="0.798in"/>
        </style:tab-stops>
      </style:paragraph-properties>
    </style:style>
    <style:style style:name="P3" style:family="paragraph" style:parent-style-name="Table_20_Contents" style:list-style-name="L1"/>
    <style:style style:name="P4" style:family="paragraph" style:parent-style-name="Table_20_Contents" style:list-style-name="L2"/>
    <style:style style:name="P5" style:family="paragraph" style:parent-style-name="Table_20_Contents" style:list-style-name="L3"/>
    <style:style style:name="P6" style:family="paragraph" style:parent-style-name="Table_20_Contents" style:list-style-name="L4"/>
    <style:style style:name="P7" style:family="paragraph" style:parent-style-name="Table_20_Contents" style:list-style-name="L5"/>
    <style:style style:name="P8" style:family="paragraph" style:parent-style-name="Table_20_Contents" style:list-style-name="L6"/>
    <style:style style:name="P9" style:family="paragraph" style:parent-style-name="Table_20_Contents" style:list-style-name="L7"/>
    <style:style style:name="P10" style:family="paragraph" style:parent-style-name="Table_20_Contents" style:list-style-name="L8"/>
    <style:style style:name="P11" style:family="paragraph" style:parent-style-name="Table_20_Contents" style:list-style-name="L9"/>
    <style:style style:name="P12" style:family="paragraph" style:parent-style-name="Table_20_Contents" style:list-style-name="List_20_1"/>
    <style:style style:name="P13" style:family="paragraph" style:parent-style-name="Table_20_Contents" style:list-style-name="L10"/>
    <style:style style:name="P14" style:family="paragraph" style:parent-style-name="Table_20_Contents" style:list-style-name="L11"/>
    <style:style style:name="P15" style:family="paragraph" style:parent-style-name="Table_20_Contents" style:list-style-name="L12"/>
    <style:style style:name="P16" style:family="paragraph" style:parent-style-name="Table_20_Contents" style:list-style-name="L13"/>
    <style:style style:name="P17" style:family="paragraph" style:parent-style-name="Table_20_Contents" style:list-style-name="L14"/>
    <style:style style:name="P18" style:family="paragraph" style:parent-style-name="Table_20_Contents" style:list-style-name="L15"/>
    <style:style style:name="P19" style:family="paragraph" style:parent-style-name="Table_20_Contents" style:list-style-name="L16"/>
    <style:style style:name="P20" style:family="paragraph" style:parent-style-name="Table_20_Contents" style:list-style-name="L17"/>
    <style:style style:name="P21" style:family="paragraph" style:parent-style-name="Table_20_Contents" style:list-style-name="L18"/>
    <style:style style:name="P22" style:family="paragraph" style:parent-style-name="Table_20_Contents" style:list-style-name="L19"/>
    <style:style style:name="P23" style:family="paragraph" style:parent-style-name="Table_20_Contents" style:list-style-name="L20"/>
    <style:style style:name="P24" style:family="paragraph" style:parent-style-name="Table_20_Contents" style:list-style-name="L21"/>
    <style:style style:name="P25" style:family="paragraph" style:parent-style-name="Table_20_Contents" style:list-style-name="L22"/>
    <style:style style:name="T1" style:family="text">
      <style:text-properties officeooo:rsid="00096258"/>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94051242204560">
          <table:table-cell table:style-name="Table1.A1" office:value-type="string">
            <text:p text:style-name="P1">Cas d’utilisation</text:p>
          </table:table-cell>
          <table:table-cell table:style-name="Table1.B1" office:value-type="string">
            <text:p text:style-name="Table_20_Contents">Placer un bâtiment</text:p>
          </table:table-cell>
        </table:table-row>
        <table:table-row table:style-name="TableLine94051242124800">
          <table:table-cell table:style-name="Table1.A2" office:value-type="string">
            <text:p text:style-name="P1">Acteurs</text:p>
          </table:table-cell>
          <table:table-cell table:style-name="Table1.B2" office:value-type="string">
            <text:p text:style-name="Table_20_Contents">joueur</text:p>
          </table:table-cell>
        </table:table-row>
        <table:table-row table:style-name="TableLine94051242758464">
          <table:table-cell table:style-name="Table1.A2" office:value-type="string">
            <text:p text:style-name="P1">Objectif</text:p>
          </table:table-cell>
          <table:table-cell table:style-name="Table1.B2" office:value-type="string">
            <text:p text:style-name="Table_20_Contents">Permet de créer un nouveau bâtiment sur la carte pour produire, stocker ou distribuer de l’énergie</text:p>
          </table:table-cell>
        </table:table-row>
        <table:table-row table:style-name="TableLine94051242759008">
          <table:table-cell table:style-name="Table1.A2" office:value-type="string">
            <text:p text:style-name="P1">Précondition</text:p>
          </table:table-cell>
          <table:table-cell table:style-name="Table1.B2" office:value-type="string">
            <text:list xml:id="list2230143326" text:style-name="L1">
              <text:list-item>
                <text:p text:style-name="P3">Une partie de jeu doit être en cours</text:p>
              </text:list-item>
              <text:list-item>
                <text:p text:style-name="P3">Le bâtiment à mettre doit être débloqué</text:p>
              </text:list-item>
              <text:list-item>
                <text:p text:style-name="P3">Le joueur doit disposer des fonds nécessaires à la construction</text:p>
              </text:list-item>
              <text:list-item>
                <text:p text:style-name="P3">La zone de jeu doit avoir au moins une case libre</text:p>
              </text:list-item>
            </text:list>
          </table:table-cell>
        </table:table-row>
        <table:table-row table:style-name="TableLine94051242759744">
          <table:table-cell table:style-name="Table1.A2" office:value-type="string">
            <text:p text:style-name="P1">Postcondition</text:p>
          </table:table-cell>
          <table:table-cell table:style-name="Table1.B2" office:value-type="string">
            <text:list xml:id="list283841031" text:style-name="L2">
              <text:list-item>
                <text:p text:style-name="P4">Le bâtiment est visible sur la carte à l’endroit voulu</text:p>
              </text:list-item>
              <text:list-item>
                <text:p text:style-name="P4">Les fonds du joueur ont diminué</text:p>
              </text:list-item>
              <text:list-item>
                <text:p text:style-name="P4">Le bâtiment est comptabilisé dans les actifs du joueur</text:p>
              </text:list-item>
              <text:list-item>
                <text:p text:style-name="P4">Les paramètres de satisfaction sont mis à jour</text:p>
              </text:list-item>
              <text:list-item>
                <text:p text:style-name="P4">L’emplacement du bâtiment est mis à jour</text:p>
              </text:list-item>
            </text:list>
          </table:table-cell>
        </table:table-row>
        <table:table-row table:style-name="TableLine94051242760560">
          <table:table-cell table:style-name="Table1.A2" office:value-type="string">
            <text:p text:style-name="P1">Scénario nominal</text:p>
          </table:table-cell>
          <table:table-cell table:style-name="Table1.B2" office:value-type="string">
            <text:list xml:id="list1925412003" text:style-name="L3">
              <text:list-item>
                <text:p text:style-name="P5">Le joueur sélectionne le bâtiment à placer</text:p>
              </text:list-item>
              <text:list-item>
                <text:p text:style-name="P5">Le système demande au joueur de choisir l’emplacement du bâtiment</text:p>
              </text:list-item>
              <text:list-item>
                <text:p text:style-name="P5">Le joueur sélectionne l’emplacement sur la carte où il souhaite poser le bâtiment</text:p>
              </text:list-item>
              <text:list-item>
                <text:p text:style-name="P5">Le système vérifie la validité de l’emplacement</text:p>
              </text:list-item>
              <text:list-item>
                <text:p text:style-name="P5">Le système génère la facture au joueur</text:p>
              </text:list-item>
              <text:list-item>
                <text:p text:style-name="P5">Le joueur valide la facture</text:p>
              </text:list-item>
              <text:list-item>
                <text:p text:style-name="P5">Le système vérifie les ressources du joueur</text:p>
              </text:list-item>
              <text:list-item>
                <text:p text:style-name="P5">Le système valide la transaction</text:p>
              </text:list-item>
              <text:list-item>
                <text:p text:style-name="P5">Le bâtiment est placé</text:p>
              </text:list-item>
            </text:list>
          </table:table-cell>
        </table:table-row>
        <table:table-row table:style-name="TableLine94051242761328">
          <table:table-cell table:style-name="Table1.A2" office:value-type="string">
            <text:p text:style-name="P1">Scénario alternatif</text:p>
          </table:table-cell>
          <table:table-cell table:style-name="Table1.B2" office:value-type="string">
            <text:list xml:id="list984761283" text:style-name="L4">
              <text:list-item>
                <text:p text:style-name="P6">Le joueur ne dispose pas des fonds nécessaires</text:p>
                <text:list>
                  <text:list-item>
                    <text:p text:style-name="P6">Cet enchaînement démarre au point 7</text:p>
                  </text:list-item>
                  <text:list-item>
                    <text:p text:style-name="P6">Le scénario reprend au point 5</text:p>
                  </text:list-item>
                </text:list>
              </text:list-item>
              <text:list-item>
                <text:p text:style-name="P6">L’emplacement choisis par le joueur est occupé</text:p>
                <text:list>
                  <text:list-item>
                    <text:p text:style-name="P6">Cet enchaînement démarre au point 4</text:p>
                  </text:list-item>
                  <text:list-item>
                    <text:p text:style-name="P6">Le scénario reprend au point 2</text:p>
                  </text:list-item>
                </text:list>
              </text:list-item>
            </text:list>
            <text:p text:style-name="Table_20_Contents"/>
          </table:table-cell>
        </table:table-row>
        <table:table-row table:style-name="TableLine94051242762144">
          <table:table-cell table:style-name="Table1.A2" office:value-type="string">
            <text:p text:style-name="P1">Scénario d’exception</text:p>
          </table:table-cell>
          <table:table-cell table:style-name="Table1.B2" office:value-type="string">
            <text:list xml:id="list4098863504" text:style-name="L5">
              <text:list-item>
                <text:p text:style-name="P7">Le bâtiment sollicité est bloqué</text:p>
              </text:list-item>
              <text:list-item>
                <text:p text:style-name="P7">Le joueur annule la création du bâtiment</text:p>
              </text:list-item>
            </text:list>
          </table:table-cell>
        </table:table-row>
      </table:table>
      <text:p text:style-name="Standard"/>
      <text:p text:style-name="Standard"/>
      <text:p text:style-name="Standard"/>
      <table:table table:name="Table2" table:style-name="Table2">
        <table:table-column table:style-name="Table2.A"/>
        <table:table-column table:style-name="Table2.B"/>
        <table:table-row table:style-name="TableLine94051238669504">
          <table:table-cell table:style-name="Table2.A1" office:value-type="string">
            <text:p text:style-name="P1">Cas d’utilisation</text:p>
          </table:table-cell>
          <table:table-cell table:style-name="Table2.B1" office:value-type="string">
            <text:p text:style-name="Table_20_Contents">Sélectionner un bâtiment sur la carte</text:p>
          </table:table-cell>
        </table:table-row>
        <table:table-row table:style-name="TableLine94051242828656">
          <table:table-cell table:style-name="Table2.A2" office:value-type="string">
            <text:p text:style-name="P1">Acteurs</text:p>
          </table:table-cell>
          <table:table-cell table:style-name="Table2.B2" office:value-type="string">
            <text:p text:style-name="Table_20_Contents">joueur</text:p>
          </table:table-cell>
        </table:table-row>
        <table:table-row table:style-name="TableLine94051242829888">
          <table:table-cell table:style-name="Table2.A2" office:value-type="string">
            <text:p text:style-name="P1">Objectif</text:p>
          </table:table-cell>
          <table:table-cell table:style-name="Table2.B2" office:value-type="string">
            <text:p text:style-name="Table_20_Contents">Permet de consulter les détails d’un bâtiment</text:p>
          </table:table-cell>
        </table:table-row>
        <table:table-row table:style-name="TableLine94051242830320">
          <table:table-cell table:style-name="Table2.A2" office:value-type="string">
            <text:p text:style-name="P1">Précondition</text:p>
          </table:table-cell>
          <table:table-cell table:style-name="Table2.B2" office:value-type="string">
            <text:list xml:id="list210507650184955" text:style-name="L1">
              <text:list-item>
                <text:p text:style-name="P3">Une partie de jeu doit être en cours</text:p>
              </text:list-item>
              <text:list-item>
                <text:p text:style-name="P3">Le bâtiment doit être sur la carte</text:p>
              </text:list-item>
            </text:list>
          </table:table-cell>
        </table:table-row>
        <table:table-row table:style-name="TableLine94051242830976">
          <table:table-cell table:style-name="Table2.A2" office:value-type="string">
            <text:p text:style-name="P1">Postcondition</text:p>
          </table:table-cell>
          <table:table-cell table:style-name="Table2.B2" office:value-type="string">
            <text:list xml:id="list596588755" text:style-name="L6">
              <text:list-item>
                <text:p text:style-name="P8">Les informations sur le bâtiment sont affichées</text:p>
              </text:list-item>
            </text:list>
          </table:table-cell>
        </table:table-row>
        <table:table-row table:style-name="TableLine94051242831792">
          <table:table-cell table:style-name="Table2.A2" office:value-type="string">
            <text:p text:style-name="P1">Scénario nominal</text:p>
          </table:table-cell>
          <table:table-cell table:style-name="Table2.B2" office:value-type="string">
            <text:list xml:id="list4259028243" text:style-name="L7">
              <text:list-item>
                <text:p text:style-name="P9">Le joueur clique sur le bâtiment à consulter sur la carte</text:p>
              </text:list-item>
              <text:list-item>
                <text:p text:style-name="P9">Le système génère les informations actuelles du bâtiment</text:p>
              </text:list-item>
              <text:list-item>
                <text:p text:style-name="P9">Le système affiche dans une interface, les informations du bâtiment</text:p>
              </text:list-item>
            </text:list>
          </table:table-cell>
        </table:table-row>
        <table:table-row table:style-name="TableLine94051242832560">
          <table:table-cell table:style-name="Table2.A2" office:value-type="string">
            <text:p text:style-name="P1">Scénario alternatif</text:p>
          </table:table-cell>
          <table:table-cell table:style-name="Table2.B2" office:value-type="string">
            <text:p text:style-name="Table_20_Contents">Pas de scénario alternatif</text:p>
            <text:p text:style-name="Table_20_Contents"><text:soft-page-break/></text:p>
          </table:table-cell>
        </table:table-row>
        <table:table-row table:style-name="TableLine94051242833376">
          <table:table-cell table:style-name="Table2.A2" office:value-type="string">
            <text:p text:style-name="P1">Scénario d’exception</text:p>
          </table:table-cell>
          <table:table-cell table:style-name="Table2.B2" office:value-type="string">
            <text:p text:style-name="Table_20_Contents">Pas de scénario d’exception</text:p>
          </table:table-cell>
        </table:table-row>
      </table:table>
      <text:p text:style-name="Standard"/>
      <text:p text:style-name="Standard"/>
      <text:p text:style-name="Standard"/>
      <text:p text:style-name="Standard"/>
      <table:table table:name="Table3" table:style-name="Table3">
        <table:table-column table:style-name="Table3.A"/>
        <table:table-column table:style-name="Table3.B"/>
        <table:table-row table:style-name="TableLine94051242766192">
          <table:table-cell table:style-name="Table3.A1" office:value-type="string">
            <text:p text:style-name="P1">Cas d’utilisation</text:p>
          </table:table-cell>
          <table:table-cell table:style-name="Table3.B1" office:value-type="string">
            <text:p text:style-name="Table_20_Contents">Voir les informations spécifiques à un bâtiment</text:p>
          </table:table-cell>
        </table:table-row>
        <table:table-row table:style-name="TableLine94051242878000">
          <table:table-cell table:style-name="Table3.A2" office:value-type="string">
            <text:p text:style-name="P1">Acteurs</text:p>
          </table:table-cell>
          <table:table-cell table:style-name="Table3.B2" office:value-type="string">
            <text:p text:style-name="Table_20_Contents">joueur</text:p>
          </table:table-cell>
        </table:table-row>
        <table:table-row table:style-name="TableLine94051242879360">
          <table:table-cell table:style-name="Table3.A2" office:value-type="string">
            <text:p text:style-name="P1">Objectif</text:p>
          </table:table-cell>
          <table:table-cell table:style-name="Table3.B2" office:value-type="string">
            <text:p text:style-name="Table_20_Contents">Permet de consulter la fiche descriptive d’un bâtiment, cette dernière présentant l’utilité, les conditions de création, les améliorations possibles, le mode de fonctionnement, les ressources exploitées et éventuellement la production escomptée par niveau d’amélioration</text:p>
          </table:table-cell>
        </table:table-row>
        <table:table-row table:style-name="TableLine94051242879904">
          <table:table-cell table:style-name="Table3.A2" office:value-type="string">
            <text:p text:style-name="P1">Précondition</text:p>
          </table:table-cell>
          <table:table-cell table:style-name="Table3.B2" office:value-type="string">
            <text:list xml:id="list210507227804124" text:style-name="L1">
              <text:list-item>
                <text:p text:style-name="P3">Une partie de jeu doit être en cours</text:p>
              </text:list-item>
            </text:list>
          </table:table-cell>
        </table:table-row>
        <table:table-row table:style-name="TableLine94051242880560">
          <table:table-cell table:style-name="Table3.A2" office:value-type="string">
            <text:p text:style-name="P1">Postcondition</text:p>
          </table:table-cell>
          <table:table-cell table:style-name="Table3.B2" office:value-type="string">
            <text:list xml:id="list627296755" text:style-name="L8">
              <text:list-item>
                <text:p text:style-name="P10">Les informations sur le bâtiment sont affichées</text:p>
              </text:list-item>
            </text:list>
          </table:table-cell>
        </table:table-row>
        <table:table-row table:style-name="TableLine94051242881376">
          <table:table-cell table:style-name="Table3.A2" office:value-type="string">
            <text:p text:style-name="P1">Scénario nominal</text:p>
          </table:table-cell>
          <table:table-cell table:style-name="Table3.B2" office:value-type="string">
            <text:list xml:id="list2287497893" text:style-name="L9">
              <text:list-item>
                <text:p text:style-name="P11">Le joueur clique sur le bâtiment à consulter</text:p>
              </text:list-item>
              <text:list-item>
                <text:p text:style-name="P11">Le système affiche dans une interface, les informations du bâtiment</text:p>
              </text:list-item>
            </text:list>
          </table:table-cell>
        </table:table-row>
        <table:table-row table:style-name="TableLine94051242882144">
          <table:table-cell table:style-name="Table3.A2" office:value-type="string">
            <text:p text:style-name="P1">Scénario alternatif</text:p>
          </table:table-cell>
          <table:table-cell table:style-name="Table3.B2" office:value-type="string">
            <text:p text:style-name="Table_20_Contents">Pas de scénario alternatif</text:p>
          </table:table-cell>
        </table:table-row>
        <table:table-row table:style-name="TableLine94051242882960">
          <table:table-cell table:style-name="Table3.A2" office:value-type="string">
            <text:p text:style-name="P1">Scénario d’exception</text:p>
          </table:table-cell>
          <table:table-cell table:style-name="Table3.B2" office:value-type="string">
            <text:p text:style-name="Table_20_Contents">Pas de scénario d’exception</text:p>
          </table:table-cell>
        </table:table-row>
      </table:table>
      <text:p text:style-name="Standard"/>
      <text:p text:style-name="Standard"/>
      <text:p text:style-name="Standard"/>
      <text:p text:style-name="Standard"/>
      <table:table table:name="Table4" table:style-name="Table4">
        <table:table-column table:style-name="Table4.A"/>
        <table:table-column table:style-name="Table4.B"/>
        <table:table-row table:style-name="TableLine94051242837504">
          <table:table-cell table:style-name="Table4.A1" office:value-type="string">
            <text:p text:style-name="P1">Cas d’utilisation</text:p>
          </table:table-cell>
          <table:table-cell table:style-name="Table4.B1" office:value-type="string">
            <text:p text:style-name="Table_20_Contents">Supprimer un bâtiment</text:p>
          </table:table-cell>
        </table:table-row>
        <table:table-row table:style-name="TableLine94051242935648">
          <table:table-cell table:style-name="Table4.A2" office:value-type="string">
            <text:p text:style-name="P1">Acteurs</text:p>
          </table:table-cell>
          <table:table-cell table:style-name="Table4.B2" office:value-type="string">
            <text:p text:style-name="Table_20_Contents">joueur</text:p>
          </table:table-cell>
        </table:table-row>
        <table:table-row table:style-name="TableLine94051242948736">
          <table:table-cell table:style-name="Table4.A2" office:value-type="string">
            <text:p text:style-name="P1">Objectif</text:p>
          </table:table-cell>
          <table:table-cell table:style-name="Table4.B2" office:value-type="string">
            <text:p text:style-name="Table_20_Contents">Permet au joueur de supprimer de la carte un bâtiment pour faire de l’espace et se faire un peu d’argent</text:p>
          </table:table-cell>
        </table:table-row>
        <table:table-row table:style-name="TableLine94051242949008">
          <table:table-cell table:style-name="Table4.A2" office:value-type="string">
            <text:p text:style-name="P1">Précondition</text:p>
          </table:table-cell>
          <table:table-cell table:style-name="Table4.B2" office:value-type="string">
            <text:list xml:id="list210508377323683" text:style-name="L1">
              <text:list-item>
                <text:p text:style-name="P3">Une partie de jeu doit être en cours</text:p>
              </text:list-item>
              <text:list-item>
                <text:p text:style-name="P3">Le bâtiment à supprimer doit exister sur la carte</text:p>
              </text:list-item>
            </text:list>
          </table:table-cell>
        </table:table-row>
        <table:table-row table:style-name="TableLine94051242949280">
          <table:table-cell table:style-name="Table4.A2" office:value-type="string">
            <text:p text:style-name="P1">Postcondition</text:p>
          </table:table-cell>
          <table:table-cell table:style-name="Table4.B2" office:value-type="string">
            <text:list xml:id="list3224600475" text:style-name="List_20_1">
              <text:list-item>
                <text:list>
                  <text:list-item>
                    <text:p text:style-name="P12">Le bâtiment est retiré des actifs du joueurs</text:p>
                  </text:list-item>
                  <text:list-item>
                    <text:p text:style-name="P12">La zone éclairée par le bâtiment est mise à jour</text:p>
                  </text:list-item>
                  <text:list-item>
                    <text:p text:style-name="P12">Les fonds (argent) du joueur sont mis à jour</text:p>
                  </text:list-item>
                  <text:list-item>
                    <text:p text:style-name="P12">L’emplacement du bâtiment est mis à jour</text:p>
                  </text:list-item>
                  <text:list-item>
                    <text:p text:style-name="P12">Le niveau de satisfaction est mis à jour</text:p>
                  </text:list-item>
                  <text:list-item>
                    <text:p text:style-name="P12">Le niveau de pollution est mis à jour</text:p>
                  </text:list-item>
                </text:list>
              </text:list-item>
            </text:list>
          </table:table-cell>
        </table:table-row>
        <table:table-row table:style-name="TableLine94051242949552">
          <table:table-cell table:style-name="Table4.A2" office:value-type="string">
            <text:p text:style-name="P1">Scénario nominal</text:p>
          </table:table-cell>
          <table:table-cell table:style-name="Table4.B2" office:value-type="string">
            <text:list xml:id="list2052597605" text:style-name="L10">
              <text:list-item>
                <text:p text:style-name="P13">Le joueur clique sur le bâtiment à supprimer sur la carte</text:p>
              </text:list-item>
              <text:list-item>
                <text:p text:style-name="P13">Le système affiche dans une interface, les informations du bâtiment</text:p>
              </text:list-item>
              <text:list-item>
                <text:p text:style-name="P13">Le joueur clique sur le bouton supprimer</text:p>
              </text:list-item>
              <text:list-item>
                <text:p text:style-name="P13">Le système génère la fiche présentant les conséquences de l’action (les pertes en ressources, les indemnités financières, etc...)</text:p>
              </text:list-item>
              <text:list-item>
                <text:p text:style-name="P13">Le joueur confirme son choix de suppression</text:p>
              </text:list-item>
              <text:list-item>
                <text:p text:style-name="P13">Le bâtiment est retiré de la carte</text:p>
              </text:list-item>
            </text:list>
          </table:table-cell>
        </table:table-row>
        <text:soft-page-break/>
        <table:table-row table:style-name="TableLine94051242949824">
          <table:table-cell table:style-name="Table4.A2" office:value-type="string">
            <text:p text:style-name="P1">Scénario alternatif</text:p>
          </table:table-cell>
          <table:table-cell table:style-name="Table4.B2" office:value-type="string">
            <text:p text:style-name="Table_20_Contents">Pas de scénario alternatif</text:p>
          </table:table-cell>
        </table:table-row>
        <table:table-row table:style-name="TableLine94051242950096">
          <table:table-cell table:style-name="Table4.A2" office:value-type="string">
            <text:p text:style-name="P1">Scénario d’exception</text:p>
          </table:table-cell>
          <table:table-cell table:style-name="Table4.B2" office:value-type="string">
            <text:list xml:id="list210508417335500" text:style-name="L5">
              <text:list-item>
                <text:p text:style-name="P7">Le joueur annule la suppression</text:p>
              </text:list-item>
            </text:list>
            <text:list xml:id="list210507962134128" text:style-name="List_20_1">
              <text:list-item>
                <text:list>
                  <text:list-item>
                    <text:list>
                      <text:list-item>
                        <text:list>
                          <text:list-item>
                            <text:p text:style-name="P12">Ce scénario débute au point 4</text:p>
                          </text:list-item>
                        </text:list>
                      </text:list-item>
                    </text:list>
                  </text:list-item>
                </text:list>
              </text:list-item>
            </text:list>
          </table:table-cell>
        </table:table-row>
      </table:table>
      <text:p text:style-name="Standard"/>
      <text:p text:style-name="Standard"/>
      <text:p text:style-name="Standard"/>
      <text:p text:style-name="Standard"/>
      <table:table table:name="Table5" table:style-name="Table5">
        <table:table-column table:style-name="Table5.A"/>
        <table:table-column table:style-name="Table5.B"/>
        <table:table-row table:style-name="TableLine94051242887088">
          <table:table-cell table:style-name="Table5.A1" office:value-type="string">
            <text:p text:style-name="P1">Cas d’utilisation</text:p>
          </table:table-cell>
          <table:table-cell table:style-name="Table5.B1" office:value-type="string">
            <text:p text:style-name="Table_20_Contents"><text:span text:style-name="T1">A</text:span>méliorer un bâtiment</text:p>
          </table:table-cell>
        </table:table-row>
        <table:table-row table:style-name="TableLine94051243023920">
          <table:table-cell table:style-name="Table5.A2" office:value-type="string">
            <text:p text:style-name="P1">Acteurs</text:p>
          </table:table-cell>
          <table:table-cell table:style-name="Table5.B2" office:value-type="string">
            <text:p text:style-name="Table_20_Contents">joueur</text:p>
          </table:table-cell>
        </table:table-row>
        <table:table-row table:style-name="TableLine94051243027488">
          <table:table-cell table:style-name="Table5.A2" office:value-type="string">
            <text:p text:style-name="P1">Objectif</text:p>
          </table:table-cell>
          <table:table-cell table:style-name="Table5.B2" office:value-type="string">
            <text:p text:style-name="Table_20_Contents">Permet au joueur d’améliorer les performances d’un bâtiment</text:p>
          </table:table-cell>
        </table:table-row>
        <table:table-row table:style-name="TableLine94051243027920">
          <table:table-cell table:style-name="Table5.A2" office:value-type="string">
            <text:p text:style-name="P1">Précondition</text:p>
          </table:table-cell>
          <table:table-cell table:style-name="Table5.B2" office:value-type="string">
            <text:list xml:id="list210508378289760" text:style-name="L1">
              <text:list-item>
                <text:p text:style-name="P3">Une partie de jeu doit être en cours</text:p>
              </text:list-item>
              <text:list-item>
                <text:p text:style-name="P3">Le bâtiment à améliorer doit exister sur la carte</text:p>
              </text:list-item>
              <text:list-item>
                <text:p text:style-name="P3">Le joueur doit disposer des fonds nécessaires à l’amélioration</text:p>
              </text:list-item>
              <text:list-item>
                <text:p text:style-name="P3">Le bâtiment doit être améliorable</text:p>
              </text:list-item>
            </text:list>
          </table:table-cell>
        </table:table-row>
        <table:table-row table:style-name="TableLine94051243028576">
          <table:table-cell table:style-name="Table5.A2" office:value-type="string">
            <text:p text:style-name="P1">Postcondition</text:p>
          </table:table-cell>
          <table:table-cell table:style-name="Table5.B2" office:value-type="string">
            <text:list xml:id="list210508990897561" text:style-name="List_20_1">
              <text:list-item>
                <text:list>
                  <text:list-item>
                    <text:p text:style-name="P12">Le bâtiment est amélioré</text:p>
                  </text:list-item>
                  <text:list-item>
                    <text:p text:style-name="P12">Les fonds (argent) du joueur sont mis à jour (diminution)</text:p>
                  </text:list-item>
                  <text:list-item>
                    <text:p text:style-name="P12">Les paramètres du bâtiment sont mis à jour</text:p>
                  </text:list-item>
                  <text:list-item>
                    <text:p text:style-name="P12">Le niveau de satisfaction est mis à jour</text:p>
                  </text:list-item>
                  <text:list-item>
                    <text:p text:style-name="P12">Le niveau de pollution est mis à jour</text:p>
                  </text:list-item>
                </text:list>
              </text:list-item>
            </text:list>
          </table:table-cell>
        </table:table-row>
        <table:table-row table:style-name="TableLine94051243029232">
          <table:table-cell table:style-name="Table5.A2" office:value-type="string">
            <text:p text:style-name="P1">Scénario nominal</text:p>
          </table:table-cell>
          <table:table-cell table:style-name="Table5.B2" office:value-type="string">
            <text:list xml:id="list112351257" text:style-name="L11">
              <text:list-item>
                <text:p text:style-name="P14">Le joueur clique sur le bâtiment à améliorer sur la carte</text:p>
              </text:list-item>
              <text:list-item>
                <text:p text:style-name="P14">Le système affiche dans une interface, les informations du bâtiment</text:p>
              </text:list-item>
              <text:list-item>
                <text:p text:style-name="P14">Le joueur clique sur le bouton améliorer</text:p>
              </text:list-item>
              <text:list-item>
                <text:p text:style-name="P14">Le système génère la fiche présentant les améliorations possibles</text:p>
              </text:list-item>
              <text:list-item>
                <text:p text:style-name="P14">Le joueur sélectionne l’amélioration qu’il veut</text:p>
              </text:list-item>
              <text:list-item>
                <text:p text:style-name="P14">Le système vérifie si le joueur rempli les conditions nécessaires pour l’amélioration</text:p>
              </text:list-item>
              <text:list-item>
                <text:p text:style-name="P14">Le bâtiment est amélioré</text:p>
              </text:list-item>
            </text:list>
          </table:table-cell>
        </table:table-row>
        <table:table-row table:style-name="TableLine94051243030000">
          <table:table-cell table:style-name="Table5.A2" office:value-type="string">
            <text:p text:style-name="P1">Scénario alternatif</text:p>
          </table:table-cell>
          <table:table-cell table:style-name="Table5.B2" office:value-type="string">
            <text:list xml:id="list1132226233" text:style-name="L12">
              <text:list-item>
                <text:p text:style-name="P15">Le joueur ne dispose pas des ressources nécessaires à l’amélioration</text:p>
                <text:list>
                  <text:list-item>
                    <text:p text:style-name="P15">Ce scénario démarre au point 6</text:p>
                  </text:list-item>
                  <text:list-item>
                    <text:p text:style-name="P15">Le système informe le joueur de l’échec de l’opération</text:p>
                  </text:list-item>
                  <text:list-item>
                    <text:p text:style-name="P15">Le scénario reprend au point 4</text:p>
                  </text:list-item>
                </text:list>
              </text:list-item>
            </text:list>
          </table:table-cell>
        </table:table-row>
        <table:table-row table:style-name="TableLine94051243030816">
          <table:table-cell table:style-name="Table5.A2" office:value-type="string">
            <text:p text:style-name="P1">Scénario d’exception</text:p>
          </table:table-cell>
          <table:table-cell table:style-name="Table5.B2" office:value-type="string">
            <text:list xml:id="list1565424233" text:style-name="L13">
              <text:list-item>
                <text:p text:style-name="P16">Le joueur annule l’amélioration</text:p>
                <text:list>
                  <text:list-item>
                    <text:p text:style-name="P16">Ce scénario débute au point 4</text:p>
                  </text:list-item>
                </text:list>
              </text:list-item>
            </text:list>
          </table:table-cell>
        </table:table-row>
      </table:table>
      <text:p text:style-name="Standard"/>
      <text:p text:style-name="Normal"/>
      <text:p text:style-name="Normal"/>
      <text:p text:style-name="Normal"/>
      <text:p text:style-name="Normal"/>
      <text:p text:style-name="Normal"/>
      <text:p text:style-name="Normal"/>
      <text:p text:style-name="Normal"/>
      <table:table table:name="Table6" table:style-name="Table6">
        <table:table-column table:style-name="Table6.A"/>
        <table:table-column table:style-name="Table6.B"/>
        <table:table-row table:style-name="TableLine94051242954000">
          <table:table-cell table:style-name="Table6.A1" office:value-type="string">
            <text:p text:style-name="P1">Cas d’utilisation</text:p>
          </table:table-cell>
          <table:table-cell table:style-name="Table6.B1" office:value-type="string">
            <text:p text:style-name="Table_20_Contents">Débloquer un bâtiment</text:p>
          </table:table-cell>
        </table:table-row>
        <table:table-row table:style-name="TableLine94051243087664">
          <table:table-cell table:style-name="Table6.A2" office:value-type="string">
            <text:p text:style-name="P1">Acteurs</text:p>
          </table:table-cell>
          <table:table-cell table:style-name="Table6.B2" office:value-type="string">
            <text:p text:style-name="Table_20_Contents">Système (simulation), joueur</text:p>
          </table:table-cell>
        </table:table-row>
        <table:table-row table:style-name="TableLine94051243091232">
          <table:table-cell table:style-name="Table6.A2" office:value-type="string">
            <text:p text:style-name="P1">Objectif</text:p>
          </table:table-cell>
          <table:table-cell table:style-name="Table6.B2" office:value-type="string">
            <text:p text:style-name="Table_20_Contents">Permet donner l’accès à un nouveau bâtiment</text:p>
          </table:table-cell>
        </table:table-row>
        <text:soft-page-break/>
        <table:table-row table:style-name="TableLine94051243091664">
          <table:table-cell table:style-name="Table6.A2" office:value-type="string">
            <text:p text:style-name="P1">Précondition</text:p>
          </table:table-cell>
          <table:table-cell table:style-name="Table6.B2" office:value-type="string">
            <text:list xml:id="list210508009530503" text:style-name="L1">
              <text:list-item>
                <text:p text:style-name="P3">Une partie de jeu doit être en cours</text:p>
              </text:list-item>
              <text:list-item>
                <text:p text:style-name="P3">Le type de bâtiment précédent (dans la hiérarchie des bâtiments établis plus haut) doit être débloqué</text:p>
              </text:list-item>
              <text:list-item>
                <text:p text:style-name="P3">La population doit être suffisante</text:p>
              </text:list-item>
              <text:list-item>
                <text:p text:style-name="P3">Le niveau de satisfaction doit correspondre à la valeur requise</text:p>
              </text:list-item>
            </text:list>
          </table:table-cell>
        </table:table-row>
        <table:table-row table:style-name="TableLine94051243092320">
          <table:table-cell table:style-name="Table6.A2" office:value-type="string">
            <text:p text:style-name="P1">Postcondition</text:p>
          </table:table-cell>
          <table:table-cell table:style-name="Table6.B2" office:value-type="string">
            <text:list xml:id="list210508725686624" text:style-name="List_20_1">
              <text:list-item>
                <text:list>
                  <text:list-item>
                    <text:p text:style-name="P12">Le bâtiment est débloqué</text:p>
                  </text:list-item>
                </text:list>
              </text:list-item>
            </text:list>
          </table:table-cell>
        </table:table-row>
        <table:table-row table:style-name="TableLine94051243092976">
          <table:table-cell table:style-name="Table6.A2" office:value-type="string">
            <text:p text:style-name="P1">Scénario nominal</text:p>
          </table:table-cell>
          <table:table-cell table:style-name="Table6.B2" office:value-type="string">
            <text:list xml:id="list237064937" text:style-name="L14">
              <text:list-item>
                <text:p text:style-name="P17">Le système vérifie les conditions de déblocage du bâtiment</text:p>
              </text:list-item>
              <text:list-item>
                <text:p text:style-name="P17">Le système informe au joueur via une interface que le bâtiment est désormais débloqué (accessible)</text:p>
              </text:list-item>
              <text:list-item>
                <text:p text:style-name="P17">Le joueur clique sur le bouton Ok</text:p>
              </text:list-item>
              <text:list-item>
                <text:p text:style-name="P17">Le bâtiment est accessible</text:p>
              </text:list-item>
            </text:list>
          </table:table-cell>
        </table:table-row>
        <table:table-row table:style-name="TableLine94051243093744">
          <table:table-cell table:style-name="Table6.A2" office:value-type="string">
            <text:p text:style-name="P1">Scénario alternatif</text:p>
          </table:table-cell>
          <table:table-cell table:style-name="Table6.B2" office:value-type="string">
            <text:p text:style-name="Table_20_Contents">Pas de scénario alternatif</text:p>
          </table:table-cell>
        </table:table-row>
        <table:table-row table:style-name="TableLine94051243094560">
          <table:table-cell table:style-name="Table6.A2" office:value-type="string">
            <text:p text:style-name="P1">Scénario d’exception</text:p>
          </table:table-cell>
          <table:table-cell table:style-name="Table6.B2" office:value-type="string">
            <text:list xml:id="list1223119263" text:style-name="L15">
              <text:list-item>
                <text:p text:style-name="P18">Les conditions de déblocages ne sont pas remplies</text:p>
                <text:list>
                  <text:list-item>
                    <text:p text:style-name="P18">Ce scénario débute au point 1</text:p>
                  </text:list-item>
                </text:list>
              </text:list-item>
            </text:list>
          </table:table-cell>
        </table:table-row>
      </table:table>
      <text:p text:style-name="Normal"/>
      <text:p text:style-name="Normal"/>
      <text:p text:style-name="Normal"/>
      <text:p text:style-name="Normal"/>
      <table:table table:name="Table7" table:style-name="Table7">
        <table:table-column table:style-name="Table7.A"/>
        <table:table-column table:style-name="Table7.B"/>
        <table:table-row table:style-name="TableLine94051243036688">
          <table:table-cell table:style-name="Table7.A1" office:value-type="string">
            <text:p text:style-name="P1">Cas d’utilisation</text:p>
          </table:table-cell>
          <table:table-cell table:style-name="Table7.B1" office:value-type="string">
            <text:p text:style-name="Table_20_Contents">Créer des habitations aux endroits libres</text:p>
          </table:table-cell>
        </table:table-row>
        <table:table-row table:style-name="TableLine94051243150608">
          <table:table-cell table:style-name="Table7.A2" office:value-type="string">
            <text:p text:style-name="P1">Acteurs</text:p>
          </table:table-cell>
          <table:table-cell table:style-name="Table7.B2" office:value-type="string">
            <text:p text:style-name="Table_20_Contents">Système (simulation), joueur</text:p>
          </table:table-cell>
        </table:table-row>
        <table:table-row table:style-name="TableLine94051243154176">
          <table:table-cell table:style-name="Table7.A2" office:value-type="string">
            <text:p text:style-name="P1">Objectif</text:p>
          </table:table-cell>
          <table:table-cell table:style-name="Table7.B2" office:value-type="string">
            <text:p text:style-name="Table_20_Contents">Permet d’ajouter de nouvelles habitations sur la carte</text:p>
          </table:table-cell>
        </table:table-row>
        <table:table-row table:style-name="TableLine94051243154608">
          <table:table-cell table:style-name="Table7.A2" office:value-type="string">
            <text:p text:style-name="P1">Précondition</text:p>
          </table:table-cell>
          <table:table-cell table:style-name="Table7.B2" office:value-type="string">
            <text:list xml:id="list210509220348267" text:style-name="L1">
              <text:list-item>
                <text:p text:style-name="P3">Une partie de jeu doit être en cours</text:p>
              </text:list-item>
              <text:list-item>
                <text:p text:style-name="P3">Le pourcentage de satisfaction requis doit être atteint</text:p>
              </text:list-item>
              <text:list-item>
                <text:p text:style-name="P3">Un espace doit être libre sur la carte</text:p>
              </text:list-item>
              <text:list-item>
                <text:p text:style-name="P3">Le taux de pollution requis doit être atteint</text:p>
              </text:list-item>
              <text:list-item>
                <text:p text:style-name="P3">Les ressources d’énergies doivent être importantes</text:p>
              </text:list-item>
            </text:list>
          </table:table-cell>
        </table:table-row>
        <table:table-row table:style-name="TableLine94051243155264">
          <table:table-cell table:style-name="Table7.A2" office:value-type="string">
            <text:p text:style-name="P1">Postcondition</text:p>
          </table:table-cell>
          <table:table-cell table:style-name="Table7.B2" office:value-type="string">
            <text:list xml:id="list210509202101127" text:style-name="List_20_1">
              <text:list-item>
                <text:list>
                  <text:list-item>
                    <text:p text:style-name="P12">L’habitation est créée sur la carte</text:p>
                  </text:list-item>
                </text:list>
              </text:list-item>
            </text:list>
          </table:table-cell>
        </table:table-row>
        <table:table-row table:style-name="TableLine94051243155920">
          <table:table-cell table:style-name="Table7.A2" office:value-type="string">
            <text:p text:style-name="P1">Scénario nominal</text:p>
          </table:table-cell>
          <table:table-cell table:style-name="Table7.B2" office:value-type="string">
            <text:list xml:id="list2537573853" text:style-name="L16">
              <text:list-item>
                <text:p text:style-name="P19">Le système vérifie les conditions de création d’une nouvelle habitation</text:p>
              </text:list-item>
              <text:list-item>
                <text:p text:style-name="P19">Le système informe au joueur via une interface qu’une habitation sera ajoutée à la carte</text:p>
              </text:list-item>
              <text:list-item>
                <text:p text:style-name="P19">Le joueur clique sur le bouton Ok</text:p>
              </text:list-item>
              <text:list-item>
                <text:p text:style-name="P19">L’habitation est ajoutée</text:p>
              </text:list-item>
            </text:list>
          </table:table-cell>
        </table:table-row>
        <table:table-row table:style-name="TableLine94051243156688">
          <table:table-cell table:style-name="Table7.A2" office:value-type="string">
            <text:p text:style-name="P1">Scénario alternatif</text:p>
          </table:table-cell>
          <table:table-cell table:style-name="Table7.B2" office:value-type="string">
            <text:p text:style-name="Table_20_Contents">Pas de scénario alternatif</text:p>
          </table:table-cell>
        </table:table-row>
        <table:table-row table:style-name="TableLine94051243157504">
          <table:table-cell table:style-name="Table7.A2" office:value-type="string">
            <text:p text:style-name="P1">Scénario d’exception</text:p>
          </table:table-cell>
          <table:table-cell table:style-name="Table7.B2" office:value-type="string">
            <text:list xml:id="list3833933283" text:style-name="L17">
              <text:list-item>
                <text:p text:style-name="P20">Les conditions de création ne sont pas remplies</text:p>
                <text:list>
                  <text:list-item>
                    <text:p text:style-name="P20">Ce scénario débute au point 1</text:p>
                  </text:list-item>
                </text:list>
              </text:list-item>
            </text:list>
          </table:table-cell>
        </table:table-row>
      </table:table>
      <text:p text:style-name="P2"/>
      <text:p text:style-name="P2"/>
      <table:table table:name="Table9" table:style-name="Table9">
        <table:table-column table:style-name="Table9.A"/>
        <table:table-column table:style-name="Table9.B"/>
        <table:table-row table:style-name="TableLine94051243160992">
          <table:table-cell table:style-name="Table9.A1" office:value-type="string">
            <text:p text:style-name="P1">Cas d’utilisation</text:p>
          </table:table-cell>
          <table:table-cell table:style-name="Table9.B1" office:value-type="string">
            <text:p text:style-name="Table_20_Contents">Connaître les informations détaillées de la ville</text:p>
          </table:table-cell>
        </table:table-row>
        <table:table-row table:style-name="TableLine94051243293632">
          <table:table-cell table:style-name="Table9.A2" office:value-type="string">
            <text:p text:style-name="P1">Acteurs</text:p>
          </table:table-cell>
          <table:table-cell table:style-name="Table9.B2" office:value-type="string">
            <text:p text:style-name="Table_20_Contents">joueur</text:p>
          </table:table-cell>
        </table:table-row>
        <table:table-row table:style-name="TableLine94051243297200">
          <table:table-cell table:style-name="Table9.A2" office:value-type="string">
            <text:p text:style-name="P1">Objectif</text:p>
          </table:table-cell>
          <table:table-cell table:style-name="Table9.B2" office:value-type="string">
            <text:p text:style-name="Table_20_Contents">Permet au joueur d’obtenir la fiche détaillant les informations sur la ville</text:p>
          </table:table-cell>
        </table:table-row>
        <table:table-row table:style-name="TableLine94051243297632">
          <table:table-cell table:style-name="Table9.A2" office:value-type="string">
            <text:p text:style-name="P1">Précondition</text:p>
          </table:table-cell>
          <table:table-cell table:style-name="Table9.B2" office:value-type="string">
            <text:list xml:id="list210507958371144" text:style-name="L1">
              <text:list-item>
                <text:p text:style-name="P3">Une partie de jeu doit être en cours</text:p>
              </text:list-item>
            </text:list>
          </table:table-cell>
        </table:table-row>
        <text:soft-page-break/>
        <table:table-row table:style-name="TableLine94051243298288">
          <table:table-cell table:style-name="Table9.A2" office:value-type="string">
            <text:p text:style-name="P1">Postcondition</text:p>
          </table:table-cell>
          <table:table-cell table:style-name="Table9.B2" office:value-type="string">
            <text:list xml:id="list210507513201308" text:style-name="List_20_1">
              <text:list-item>
                <text:list>
                  <text:list-item>
                    <text:p text:style-name="P12">L’interface présentant les informations sur la ville est visible</text:p>
                  </text:list-item>
                </text:list>
              </text:list-item>
            </text:list>
          </table:table-cell>
        </table:table-row>
        <table:table-row table:style-name="TableLine94051243298944">
          <table:table-cell table:style-name="Table9.A2" office:value-type="string">
            <text:p text:style-name="P1">Scénario nominal</text:p>
          </table:table-cell>
          <table:table-cell table:style-name="Table9.B2" office:value-type="string">
            <text:list xml:id="list168435150" text:style-name="L21">
              <text:list-item>
                <text:p text:style-name="P24">Le joueur clique sur le bouton carte</text:p>
              </text:list-item>
              <text:list-item>
                <text:p text:style-name="P24">Le système affiche dans une interface, un résumé de la partie </text:p>
              </text:list-item>
              <text:list-item>
                <text:p text:style-name="P24">Le joueur clique sur le bouton informations sur la ville</text:p>
              </text:list-item>
              <text:list-item>
                <text:p text:style-name="P24">Le système génère la fiche présentant les informations détaillées de la ville</text:p>
              </text:list-item>
            </text:list>
          </table:table-cell>
        </table:table-row>
        <table:table-row table:style-name="TableLine94051243299712">
          <table:table-cell table:style-name="Table9.A2" office:value-type="string">
            <text:p text:style-name="P1">Scénario alternatif</text:p>
          </table:table-cell>
          <table:table-cell table:style-name="Table9.B2" office:value-type="string">
            <text:p text:style-name="Table_20_Contents">Pas de scénario alternatif</text:p>
          </table:table-cell>
        </table:table-row>
        <table:table-row table:style-name="TableLine94051243300528">
          <table:table-cell table:style-name="Table9.A2" office:value-type="string">
            <text:p text:style-name="P1">Scénario d’exception</text:p>
          </table:table-cell>
          <table:table-cell table:style-name="Table9.B2" office:value-type="string">
            <text:list xml:id="list1077651265" text:style-name="L22">
              <text:list-item>
                <text:p text:style-name="P25">Le joueur annule l’amélioration</text:p>
                <text:list>
                  <text:list-item>
                    <text:p text:style-name="P25">Ce scénario débute au point 3</text:p>
                  </text:list-item>
                </text:list>
              </text:list-item>
            </text:list>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style>
    <style:style style:name="WW_5f_CharLFO1LVL4" style:display-name="WW_CharLFO1LVL4" style:family="text">
      <style:text-properties style:font-name="OpenSymbol" fo:font-family="OpenSymbol" style:font-family-generic="system" style:font-charset="x-symbol"/>
    </style:style>
    <style:style style:name="WW_5f_CharLFO1LVL5" style:display-name="WW_CharLFO1LVL5" style:family="text">
      <style:text-properties style:font-name="OpenSymbol" fo:font-family="OpenSymbol" style:font-family-generic="system" style:font-charset="x-symbol"/>
    </style:style>
    <style:style style:name="WW_5f_CharLFO1LVL6" style:display-name="WW_CharLFO1LVL6" style:family="text">
      <style:text-properties style:font-name="OpenSymbol" fo:font-family="OpenSymbol" style:font-family-generic="system" style:font-charset="x-symbol"/>
    </style:style>
    <style:style style:name="WW_5f_CharLFO1LVL7" style:display-name="WW_CharLFO1LVL7" style:family="text">
      <style:text-properties style:font-name="OpenSymbol" fo:font-family="OpenSymbol" style:font-family-generic="system" style:font-charset="x-symbol"/>
    </style:style>
    <style:style style:name="WW_5f_CharLFO1LVL8" style:display-name="WW_CharLFO1LVL8" style:family="text">
      <style:text-properties style:font-name="OpenSymbol" fo:font-family="OpenSymbol" style:font-family-generic="system" style:font-charset="x-symbol"/>
    </style:style>
    <style:style style:name="WW_5f_CharLFO1LVL9" style:display-name="WW_CharLFO1LVL9" style:family="text">
      <style:text-properties style:font-name="OpenSymbol" fo:font-family="OpenSymbol" style:font-family-generic="system" style:font-charset="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text:bullet-char="✔">
        <style:list-level-properties text:list-level-position-and-space-mode="label-alignment">
          <style:list-level-label-alignment text:label-followed-by="listtab" fo:text-indent="-0.1575in" fo:margin-left="0.157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575in" fo:margin-left="0.3154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575in" fo:margin-left="0.472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575in" fo:margin-left="0.6299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575in" fo:margin-left="0.9453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575in" fo:margin-left="1.10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575in" fo:margin-left="1.259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8.1$Linux_X86_64 LibreOffice_project/10$Build-1</meta:generator>
    <meta:initial-creator>Tchappi de Jésus</meta:initial-creator>
    <meta:creation-date>2021-12-17T15:19:00Z</meta:creation-date>
    <dc:date>2021-12-17T21:11:01.406363384</dc:date>
    <meta:editing-cycles>5</meta:editing-cycles>
    <meta:editing-duration>PT35M57S</meta:editing-duration>
    <meta:document-statistic meta:table-count="8" meta:image-count="0" meta:object-count="0" meta:page-count="5" meta:paragraph-count="201" meta:word-count="1230" meta:character-count="7233" meta:non-whitespace-character-count="6308"/>
    <meta:template xlink:type="simple" xlink:actuate="onRequest" xlink:title="" xlink:href="Normal.dotm"/>
  </office:meta>
</office:document-meta>
</file>